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style:line-height-at-least="0.2083in" fo:text-align="center" style:justify-single-word="false" fo:background-color="#ffffff"/>
    </style:style>
    <style:style style:name="P2" style:family="paragraph" style:parent-style-name="Normal_20__28_Web_29_">
      <loext:graphic-properties draw:fill="solid" draw:fill-color="#ffffff"/>
      <style:paragraph-properties style:line-height-at-least="0.2083in" fo:text-align="center" style:justify-single-word="false" fo:background-color="#ffffff"/>
      <style:text-properties fo:color="#000000" style:font-name="Arial" fo:font-size="20pt" fo:language="en" fo:country="none" officeooo:rsid="00097c6d" officeooo:paragraph-rsid="00097c6d" style:font-size-asian="20pt" style:font-name-complex="Arial1" style:font-size-complex="20pt"/>
    </style:style>
    <style:style style:name="P3" style:family="paragraph" style:parent-style-name="Normal_20__28_Web_29_">
      <loext:graphic-properties draw:fill="solid" draw:fill-color="#ffffff"/>
      <style:paragraph-properties style:line-height-at-least="0.2083in" fo:background-color="#ffffff"/>
      <style:text-properties fo:color="#000000" style:font-name="Arial" fo:font-size="10pt" fo:language="en" fo:country="none" style:font-size-asian="10pt" style:font-name-complex="Arial1" style:font-size-complex="10pt"/>
    </style:style>
    <style:style style:name="P4" style:family="paragraph" style:parent-style-name="Normal_20__28_Web_29_">
      <loext:graphic-properties draw:fill="solid" draw:fill-color="#ffffff"/>
      <style:paragraph-properties style:line-height-at-least="0.2083in" fo:background-color="#ffffff"/>
      <style:text-properties fo:color="#000000" style:font-name="Arial" fo:font-size="10pt" fo:language="en" fo:country="none" officeooo:paragraph-rsid="00098125" style:font-size-asian="10pt" style:font-name-complex="Arial1" style:font-size-complex="10pt"/>
    </style:style>
    <style:style style:name="P5" style:family="paragraph" style:parent-style-name="Normal_20__28_Web_29_">
      <loext:graphic-properties draw:fill="solid" draw:fill-color="#ffffff"/>
      <style:paragraph-properties style:line-height-at-least="0.2083in" fo:background-color="#ffffff"/>
      <style:text-properties fo:color="#333333" style:font-name="Helvetica" fo:font-size="10pt" fo:language="en" fo:country="none" style:font-size-asian="10pt" style:font-name-complex="Helvetica1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97c6d" officeooo:paragraph-rsid="00097c6d" style:font-size-asian="20pt" style:font-size-complex="20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fo:color="#333333" style:font-name="Arial" fo:font-size="13.5pt" fo:language="en" fo:country="none" style:font-size-asian="13.5pt" style:font-name-complex="Arial1" style:font-size-complex="13.5pt"/>
    </style:style>
    <style:style style:name="T2" style:family="text">
      <style:text-properties officeooo:rsid="00097c6d"/>
    </style:style>
    <style:style style:name="T3" style:family="text">
      <style:text-properties officeooo:rsid="00098125"/>
    </style:style>
    <style:style style:name="T4" style:family="text">
      <style:text-properties officeooo:rsid="0009ff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>Goal Sheet </text:p>
      <text:p text:style-name="P8">“<text:span text:style-name="T4">Baby” Car Rendering</text:span></text:p>
      <text:p text:style-name="P2">Lauren Grace</text:p>
      <text:p text:style-name="P1"><text:span text:style-name="T1">Fall-</text:span><text:bookmark text:name="_GoBack"/><text:span text:style-name="T1">2018</text:span></text:p>
      <text:p text:style-name="P5"> </text:p>
      <text:p text:style-name="P3">Assignment: <text:span text:style-name="T2">Car Detail</text:span>  </text:p>
      <text:p text:style-name="P3">Thumbnails: After producing idea in your sketchbook transfer your thumbnail onto this sheet. </text:p>
      <text:p text:style-name="P5"> </text:p>
      <text:p text:style-name="P5">-----------------------------------</text:p>
      <text:p text:style-name="P5">-                                        -</text:p>
      <text:p text:style-name="P5">-                                        -</text:p>
      <text:p text:style-name="P5">-                                        -</text:p>
      <text:p text:style-name="P5">-----------------------------------</text:p>
      <text:p text:style-name="P3">Why: <text:span text:style-name="T3">I chose to draw a car from my favoite tv show, “Supernatural” because it is the coolest car I know. I found an image of the front of hood of the car in the rain and thought it would be a great chance to practice rendering.</text:span></text:p>
      <text:p text:style-name="P4">How: <text:span text:style-name="T3">I will be using 8X10 frame on bristol paper, 2B-4B Pencils, a kneaded eraser, and <text:s/>black prismacolor outliner pens.</text:span></text:p>
      <text:p text:style-name="P4">Analysis: <text:span text:style-name="T4">I feel like I did great on the front of the car, but I feel like it looks a bit messy. I wish I would’ve pushed the darks and the lights more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Calibri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Calibri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in" fo:margin-bottom="0.1043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09-15T12:42:30.002000000</meta:creation-date>
    <meta:editing-duration>PT12M</meta:editing-duration>
    <meta:generator>LibreOffice/5.4.4.2$Windows_X86_64 LibreOffice_project/2524958677847fb3bb44820e40380acbe820f960</meta:generator>
    <dc:date>2018-09-18T10:23:24.230000000</dc:date>
    <meta:document-statistic meta:table-count="0" meta:image-count="0" meta:object-count="0" meta:page-count="1" meta:paragraph-count="16" meta:word-count="132" meta:character-count="866" meta:non-whitespace-character-count="6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